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2pt" style:font-size-asian="22pt" style:font-size-complex="22pt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1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1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2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2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3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3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3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3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3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35" style:parent-style-name="Normal" style:family="paragraph">
      <style:paragraph-properties fo:text-align="justify"/>
    </style:style>
    <style:style style:name="T3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37" style:parent-style-name="Normal" style:family="paragraph">
      <style:paragraph-properties fo:text-align="justify"/>
    </style:style>
    <style:style style:name="T3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39" style:parent-style-name="Normal" style:family="paragraph">
      <style:paragraph-properties fo:text-align="justify"/>
    </style:style>
    <style:style style:name="T4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1" style:parent-style-name="Normal" style:family="paragraph">
      <style:paragraph-properties fo:text-align="justify"/>
    </style:style>
    <style:style style:name="T4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3" style:parent-style-name="Normal" style:family="paragraph">
      <style:paragraph-properties fo:text-align="justify"/>
    </style:style>
    <style:style style:name="T4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5" style:parent-style-name="Normal" style:family="paragraph">
      <style:paragraph-properties fo:text-align="justify"/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47" style:parent-style-name="Normal" style:family="paragraph">
      <style:paragraph-properties fo:text-align="justify"/>
    </style:style>
    <style:style style:name="T4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1" style:parent-style-name="Normal" style:family="paragraph">
      <style:paragraph-properties fo:text-align="justify"/>
    </style:style>
    <style:style style:name="T5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3" style:parent-style-name="Normal" style:family="paragraph">
      <style:paragraph-properties fo:text-align="justify"/>
    </style:style>
    <style:style style:name="T5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5" style:parent-style-name="Normal" style:family="paragraph">
      <style:paragraph-properties fo:text-align="justify"/>
    </style:style>
    <style:style style:name="T5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1pt" style:font-size-asian="21pt" style:font-size-complex="21pt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1pt" style:font-size-asian="21pt" style:font-size-complex="21pt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2pt" style:font-size-asian="22pt" style:font-size-complex="22pt"/>
    </style:style>
    <style:style style:name="P61" style:parent-style-name="Normal" style:family="paragraph">
      <style:paragraph-properties fo:text-align="justify"/>
    </style:style>
    <style:style style:name="T6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63" style:parent-style-name="Normal" style:family="paragraph">
      <style:paragraph-properties fo:text-align="justify"/>
    </style:style>
    <style:style style:name="T6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65" style:parent-style-name="Normal" style:family="paragraph">
      <style:paragraph-properties fo:text-align="justify"/>
    </style:style>
    <style:style style:name="T6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67" style:parent-style-name="Normal" style:family="paragraph">
      <style:paragraph-properties fo:text-align="justify"/>
    </style:style>
    <style:style style:name="T6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69" style:parent-style-name="Normal" style:family="paragraph">
      <style:paragraph-properties fo:text-align="justify"/>
    </style:style>
    <style:style style:name="T7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71" style:parent-style-name="Normal" style:family="paragraph">
      <style:paragraph-properties fo:text-align="justify"/>
    </style:style>
    <style:style style:name="T7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73" style:parent-style-name="Normal" style:family="paragraph">
      <style:paragraph-properties fo:text-align="justify"/>
    </style:style>
    <style:style style:name="T7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75" style:parent-style-name="Normal" style:family="paragraph">
      <style:paragraph-properties fo:text-align="justify"/>
    </style:style>
    <style:style style:name="T7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77" style:parent-style-name="Normal" style:family="paragraph">
      <style:paragraph-properties fo:text-align="justify"/>
    </style:style>
    <style:style style:name="T7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79" style:parent-style-name="Normal" style:family="paragraph">
      <style:paragraph-properties fo:text-align="justify"/>
    </style:style>
    <style:style style:name="T8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81" style:parent-style-name="Normal" style:family="paragraph">
      <style:paragraph-properties fo:text-align="justify"/>
    </style:style>
    <style:style style:name="T8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83" style:parent-style-name="Normal" style:family="paragraph">
      <style:paragraph-properties fo:text-align="justify"/>
    </style:style>
    <style:style style:name="T8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85" style:parent-style-name="Normal" style:family="paragraph">
      <style:paragraph-properties fo:text-align="justify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87" style:parent-style-name="Normal" style:family="paragraph">
      <style:paragraph-properties fo:text-align="justify"/>
    </style:style>
    <style:style style:name="T8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89" style:parent-style-name="Normal" style:family="paragraph">
      <style:paragraph-properties fo:text-align="justify"/>
    </style:style>
    <style:style style:name="T9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91" style:parent-style-name="Normal" style:family="paragraph">
      <style:paragraph-properties fo:text-align="justify"/>
    </style:style>
    <style:style style:name="T9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93" style:parent-style-name="Normal" style:family="paragraph">
      <style:paragraph-properties fo:text-align="justify"/>
    </style:style>
    <style:style style:name="T9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95" style:parent-style-name="Normal" style:family="paragraph">
      <style:paragraph-properties fo:text-align="justify"/>
    </style:style>
    <style:style style:name="T9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97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98" style:parent-style-name="Normal" style:family="paragraph">
      <style:paragraph-properties fo:text-align="justify"/>
    </style:style>
    <style:style style:name="T9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100" style:parent-style-name="Normal" style:family="paragraph">
      <style:paragraph-properties fo:text-align="justify"/>
    </style:style>
    <style:style style:name="T10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02" style:parent-style-name="Normal" style:family="paragraph">
      <style:paragraph-properties fo:text-align="justify"/>
    </style:style>
    <style:style style:name="T10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04" style:parent-style-name="Normal" style:family="paragraph">
      <style:paragraph-properties fo:text-align="justify"/>
    </style:style>
    <style:style style:name="T10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06" style:parent-style-name="Normal" style:family="paragraph">
      <style:paragraph-properties fo:text-align="justify"/>
    </style:style>
    <style:style style:name="T10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08" style:parent-style-name="Normal" style:family="paragraph">
      <style:paragraph-properties fo:text-align="justify"/>
    </style:style>
    <style:style style:name="T10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10" style:parent-style-name="Normal" style:family="paragraph">
      <style:paragraph-properties fo:text-align="justify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112" style:parent-style-name="Normal" style:family="paragraph">
      <style:paragraph-properties fo:text-align="justify"/>
    </style:style>
    <style:style style:name="T11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14" style:parent-style-name="Normal" style:family="paragraph">
      <style:paragraph-properties fo:text-align="justify"/>
    </style:style>
    <style:style style:name="T11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16" style:parent-style-name="Normal" style:family="paragraph">
      <style:paragraph-properties fo:text-align="justify"/>
    </style:style>
    <style:style style:name="T11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18" style:parent-style-name="Normal" style:family="paragraph">
      <style:paragraph-properties fo:text-align="justify"/>
    </style:style>
    <style:style style:name="T11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20" style:parent-style-name="Normal" style:family="paragraph">
      <style:paragraph-properties fo:text-align="justify"/>
    </style:style>
    <style:style style:name="T12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</office:automatic-styles>
  <office:body>
    <office:text text:use-soft-page-breaks="true">
      <text:p text:style-name="P1"><text:span text:style-name="T2"><text:s text:c="13"/></text:span><text:span text:style-name="T3">Risk-assesment-v0.2</text:span></text:p>
      <text:p text:style-name="Normal"><text:span text:style-name="T4">1)</text:span></text:p>
      <text:p text:style-name="Normal"><text:span text:style-name="T5">Κίνδυνος (risk): Νομικά πλαίσια γύρω από προσωπικά στοιχεία</text:span></text:p>
      <text:p text:style-name="Normal"><text:span text:style-name="T6">Τύπος: Κίνδυνος προσωπικών στοιχείων</text:span></text:p>
      <text:p text:style-name="Normal"><text:span text:style-name="T7">Πιθανότητα: Μεγάλη</text:span></text:p>
      <text:p text:style-name="Normal"><text:span text:style-name="T8">Σοβαρότητα: Μεγάλη</text:span></text:p>
      <text:p text:style-name="Normal"><text:span text:style-name="T9">Λύση: Θα απευθυνθούμε σε κάποιο νομικό για να ενημερωθούμε γύρω από τους όρους και τις προϋποθέσεις που θα χρειαστεί η εφαρμογή μας.</text:span></text:p>
      <text:p text:style-name="Normal"><text:line-break/><text:line-break/><text:line-break/></text:p>
      <text:p text:style-name="Normal"><text:span text:style-name="T10">2)</text:span></text:p>
      <text:p text:style-name="Normal"><text:span text:style-name="T11">Κίνδυνος (risk): Υλοποίηση ιδέας από άλλη ομάδα</text:span></text:p>
      <text:p text:style-name="Normal"><text:span text:style-name="T12">Τύπος: Κίνδυνος Αντιγραφής ιδέας</text:span></text:p>
      <text:p text:style-name="Normal"><text:span text:style-name="T13">Πιθανότητα: Μικρή</text:span></text:p>
      <text:p text:style-name="Normal"><text:span text:style-name="T14">Σοβαρότητα: Μικρή</text:span></text:p>
      <text:p text:style-name="Normal"><text:span text:style-name="T15">Λύση: Προσαρμογή ιδέας ώστε να μην υπάρχει λογοκλοπή</text:span></text:p>
      <text:p text:style-name="Normal"><text:line-break/><text:line-break/></text:p>
      <text:p text:style-name="Normal"><text:span text:style-name="T16">3)</text:span></text:p>
      <text:p text:style-name="Normal"><text:span text:style-name="T17">Κίνδυνος(risk): Η εφαρμογή να μην έχει την προσδοκώμενη <text:s/>απήχηση<text:s/></text:span></text:p>
      <text:p text:style-name="Normal"><text:span text:style-name="T18">Τύπος: Κίνδυνος μικρής απήχησης</text:span></text:p>
      <text:p text:style-name="Normal"><text:span text:style-name="T19">Πιθανότητα: Μεσαία</text:span></text:p>
      <text:p text:style-name="Normal"><text:span text:style-name="T20">Σοβαρότητα: Μεγάλη</text:span></text:p>
      <text:p text:style-name="Normal"><text:span text:style-name="T21">Λύση: Πριν την δημιουργία της εφαρμογής θα πρέπει να κάνουμε μια έρευνα αγοράς προκειμένου να δούμε αν η εφαρμογή θα έχει την απήχηση που πιστεύουμε.Προσαρμογή της ιδέας μας στην αγορά-πελάτη.</text:span></text:p>
      <text:p text:style-name="Normal"><text:line-break/><text:line-break/><text:line-break/></text:p>
      <text:p text:style-name="Normal"><text:span text:style-name="T22">4)</text:span></text:p>
      <text:p text:style-name="Normal"><text:span text:style-name="T23">Κίνδυνος(risk): Δυσκολία χρήσης της <text:s/>εφαρμογής από άτομα μεγαλύτερης ηλικίας</text:span></text:p>
      <text:p text:style-name="Normal"><text:span text:style-name="T24">Τύπος: Κίνδυνος αδυναμίας χρήσης</text:span></text:p>
      <text:p text:style-name="Normal"><text:span text:style-name="T25">Πιθανότητα: Μεγάλη</text:span></text:p>
      <text:p text:style-name="Normal"><text:span text:style-name="T26">Σοβαρότητα: Μεσαία</text:span></text:p>
      <text:p text:style-name="Normal"><text:span text:style-name="T27">Λύση: Θα προσπαθήσουμε να φτιάξουμε την εφαρμογή όσο πιο φιλική και απλή γίνεται για τον κάθε χρήστη</text:span></text:p>
      <text:p text:style-name="Normal"><text:line-break/><text:line-break/><text:line-break/></text:p>
      <text:p text:style-name="Normal"><text:span text:style-name="T28">5)</text:span></text:p>
      <text:p text:style-name="Normal"><text:span text:style-name="T29">Κίνδυνος: Να μην υπάρχει η οικονομική δυνατότητα από μέρους μας να δημιουργήσουμε την εφαρμογή</text:span></text:p>
      <text:p text:style-name="Normal"><text:span text:style-name="T30">Τύπος: Κίνδυνος οικονομικής δυνατότητας</text:span></text:p>
      <text:p text:style-name="Normal"><text:span text:style-name="T31">Πιθανότητα: Μεγάλη</text:span></text:p>
      <text:p text:style-name="Normal"><text:span text:style-name="T32">Σοβαρότητα: Μεγάλη</text:span></text:p>
      <text:p text:style-name="Normal"><text:span text:style-name="T33">Λύση: Θα βρούμε χορηγούς ή θα πάρουμε δάνειο προκειμένου να μπορέσουμε να την υλοποιήσουμε</text:span></text:p>
      <text:p text:style-name="Normal"><text:line-break/><text:line-break/></text:p>
      <text:p text:style-name="Normal"><text:span text:style-name="T34">6)</text:span></text:p>
      <text:p text:style-name="P35"><text:span text:style-name="T36">Κίνδυνος: Αποτυχία ολοκλήρωσης έργου εξαιτίας έλλειψης γνώσεων<text:s/></text:span></text:p>
      <text:p text:style-name="P37"><text:span text:style-name="T38">Τύπος: Κίνδυνος έλλειψης γνώσεων</text:span></text:p>
      <text:p text:style-name="P39"><text:span text:style-name="T40">Πιθανότητα: Μεσαία</text:span></text:p>
      <text:p text:style-name="P41"><text:span text:style-name="T42">Σοβαρότητα: Μεγάλη</text:span></text:p>
      <text:p text:style-name="P43"><text:span text:style-name="T44">Λύση: Θα αυξήσουμε την ενασχόληση μας και θα προσλάβουμε προσωπικό</text:span></text:p>
      <text:p text:style-name="Normal"><text:line-break/><text:line-break/></text:p>
      <text:p text:style-name="P45"><text:span text:style-name="T46">7)</text:span></text:p>
      <text:p text:style-name="P47"><text:span text:style-name="T48">Κίνδυνος: Λανθασμένη εκτίμηση υλοποίησης έργου</text:span></text:p>
      <text:p text:style-name="P49"><text:span text:style-name="T50">Τύπος: Κίνδυνος οργάνωσης <text:s/>χρόνου</text:span></text:p>
      <text:p text:style-name="P51"><text:span text:style-name="T52">Πιθανότητα: Μικρή</text:span></text:p>
      <text:p text:style-name="P53"><text:span text:style-name="T54">Σοβαρότητα: Μεσαία</text:span></text:p>
      <text:p text:style-name="P55"><text:span text:style-name="T56">Λύση: Θα ζητήσουμε εξαρχής περισσότερο του προσδοκώμενου χρόνου</text:span></text:p>
      <text:p text:style-name="Normal"><text:line-break/><text:line-break/><text:line-break/><text:line-break/><text:line-break/></text:p>
      <text:p text:style-name="Normal"><text:span text:style-name="T57"><text:s text:c="10"/></text:span></text:p>
      <text:p text:style-name="Normal"><text:line-break/><text:line-break/></text:p>
      <text:p text:style-name="P58"><text:span text:style-name="T59"><text:s text:c="2"/></text:span><text:span text:style-name="T60">Team-risk-assessment-v0.2</text:span></text:p>
      <text:p text:style-name="Normal"><text:line-break/></text:p>
      <text:p text:style-name="P61"><text:span text:style-name="T62">1)</text:span></text:p>
      <text:p text:style-name="P63"><text:span text:style-name="T64">Κίνδυνος: Αποχώρηση κάποιου μέλους</text:span></text:p>
      <text:p text:style-name="P65"><text:span text:style-name="T66">Τύπος: Κίνδυνος διάσπασης <text:s/>ομάδας</text:span></text:p>
      <text:p text:style-name="P67"><text:span text:style-name="T68">Πιθανότητα: Μικρή</text:span></text:p>
      <text:p text:style-name="P69"><text:span text:style-name="T70">Σοβαρότητα: Μεσαία</text:span></text:p>
      <text:p text:style-name="P71"><text:span text:style-name="T72">Λύση: Αν και η πιθανότητα είναι μικρή εξαιτίας ότι έχουμε δουλέψει πολλά πρότζεκτ μαζί θα μπορέσουμε η υπόλοιπη ομάδα να φέρει εις πέρας την ολοκλήρωση της εφαρμογής</text:span></text:p>
      <text:p text:style-name="Normal"><text:line-break/><text:line-break/><text:line-break/></text:p>
      <text:p text:style-name="P73"><text:span text:style-name="T74">2)</text:span></text:p>
      <text:p text:style-name="P75"><text:span text:style-name="T76">Κίνδυνος: Διαφωνία με την τροπή της ιδέας του έργου</text:span></text:p>
      <text:p text:style-name="P77"><text:span text:style-name="T78">Τύπος: Κίνδυνος διάσπασης ομάδας</text:span></text:p>
      <text:p text:style-name="P79"><text:span text:style-name="T80">Πιθανότητα: Μικρή</text:span></text:p>
      <text:p text:style-name="P81"><text:span text:style-name="T82">Σοβαρότητα: Μικρή</text:span></text:p>
      <text:p text:style-name="P83"><text:span text:style-name="T84">Λύση: Εύρεση νέου μέλους που αρέσκεται στη ιδέα και έχει θέληση,χρόνο να δουλέψει για αυτήν</text:span></text:p>
      <text:p text:style-name="Normal"><text:line-break/><text:line-break/><text:line-break/><text:line-break/></text:p>
      <text:p text:style-name="P85"><text:span text:style-name="T86">3)</text:span></text:p>
      <text:p text:style-name="P87"><text:span text:style-name="T88">Κίνδυνος: Αδυναμία συνεννόησης και συνεργασίας</text:span></text:p>
      <text:p text:style-name="P89"><text:span text:style-name="T90">Τύπος: Κίνδυνος έλλειψης ομαδικότητας</text:span></text:p>
      <text:p text:style-name="P91"><text:span text:style-name="T92">Πιθανότητα: Μεσαία</text:span></text:p>
      <text:p text:style-name="P93"><text:span text:style-name="T94">Σοβαρότητα: Μεσαία</text:span></text:p>
      <text:p text:style-name="P95"><text:span text:style-name="T96">Λύση: Συνεννόηση με υπόλοιπα μέλη για κατανομή εργασίας και αποδέσμευση του μέλους που αδυνατεί να συνεργαστεί</text:span><text:span text:style-name="T97">.</text:span></text:p>
      <text:p text:style-name="Normal"><text:line-break/></text:p>
      <text:p text:style-name="P98"><text:span text:style-name="T99">4)</text:span></text:p>
      <text:p text:style-name="P100"><text:span text:style-name="T101">Κίνδυνος: Τραυματισμός μέλους ή ασθένεια<text:s/></text:span></text:p>
      <text:p text:style-name="P102"><text:span text:style-name="T103">Τύπος: Κίνδυνος υγείας</text:span></text:p>
      <text:p text:style-name="P104"><text:span text:style-name="T105">Πιθανότητα: Μεσαία</text:span></text:p>
      <text:p text:style-name="P106"><text:span text:style-name="T107">Σοβαρότητα: Μικρή</text:span></text:p>
      <text:p text:style-name="P108"><text:span text:style-name="T109">Λύση: Νέα κατανομή εργασίας ώστε να έρχεται εις πέρας η εβδομαδιαία δουλειά.</text:span></text:p>
      <text:p text:style-name="Normal"><text:line-break/><text:line-break/><text:line-break/></text:p>
      <text:p text:style-name="P110"><text:span text:style-name="T111">5)</text:span></text:p>
      <text:p text:style-name="P112"><text:span text:style-name="T113">Κίνδυνος: Κλοπή ιδεών της ομάδας από συνεργάτη</text:span></text:p>
      <text:p text:style-name="P114"><text:span text:style-name="T115">Τύπος: Κίνδυνος πνευματικών δικαιωμάτων</text:span></text:p>
      <text:p text:style-name="P116"><text:span text:style-name="T117">Πιθανότητα: Μικρή</text:span></text:p>
      <text:p text:style-name="P118"><text:span text:style-name="T119">Σοβαρότητα: Μεγάλη</text:span></text:p>
      <text:p text:style-name="P120"><text:span text:style-name="T121">Λύση: Επικοινωνία με δικηγόρο και δημιουργία νομικού υπόβαθρου για την ομάδα</text:span></text:p>
      <text:p text:style-name="Normal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tina Bakopoulou</meta:initial-creator>
    <dc:creator>Maritina Bakopoulou</dc:creator>
    <meta:creation-date>2022-04-13T16:55:00Z</meta:creation-date>
    <dc:date>2022-04-13T16:55:00Z</dc:date>
    <meta:template xlink:href="Normal.dotm" xlink:type="simple"/>
    <meta:editing-cycles>1</meta:editing-cycles>
    <meta:editing-duration>PT0S</meta:editing-duration>
    <meta:document-statistic meta:page-count="1" meta:paragraph-count="5" meta:word-count="435" meta:character-count="2916" meta:row-count="20" meta:non-whitespace-character-count="2486"/>
  </office:meta>
</office:document-meta>
</file>